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2.350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MAN_COM_P1_0054fc00*</text:p>
          </table:table-cell>
          <table:table-cell office:value-type="string">
            <text:p>MAN_COM_P1_83020188</text:p>
          </table:table-cell>
        </table:table-row>
        <table:table-row table:style-name="ro1">
          <table:table-cell office:value-type="string">
            <text:p>CHAR_NUM_P1_0054fc01*</text:p>
          </table:table-cell>
          <table:table-cell office:value-type="string">
            <text:p>CHAR_NUM_P1_83020189</text:p>
          </table:table-cell>
        </table:table-row>
        <table:table-row table:style-name="ro1">
          <table:table-cell office:value-type="string">
            <text:p>CHAR_COL_P1_0054fc02</text:p>
          </table:table-cell>
          <table:table-cell office:value-type="string">
            <text:p>CHAR_COL_P1_8302018a</text:p>
          </table:table-cell>
        </table:table-row>
        <table:table-row table:style-name="ro1">
          <table:table-cell office:value-type="string">
            <text:p>WIN_POINT_P1_0054fc03</text:p>
          </table:table-cell>
          <table:table-cell office:value-type="string">
            <text:p>WIN_POINT_P1_8302018b*</text:p>
          </table:table-cell>
        </table:table-row>
        <table:table-row table:style-name="ro1">
          <table:table-cell office:value-type="string">
            <text:p>XPOS_P1_0054fc04</text:p>
          </table:table-cell>
          <table:table-cell office:value-type="string">
            <text:p>XPOS_P1_8302018c</text:p>
          </table:table-cell>
        </table:table-row>
        <table:table-row table:style-name="ro1">
          <table:table-cell office:value-type="string">
            <text:p>YPOS_P1_0054fc08</text:p>
          </table:table-cell>
          <table:table-cell office:value-type="string">
            <text:p>YPOS_P1_83020190</text:p>
          </table:table-cell>
        </table:table-row>
        <table:table-row table:style-name="ro1">
          <table:table-cell office:value-type="string">
            <text:p>ZPOS_P1_0054fc0c</text:p>
          </table:table-cell>
          <table:table-cell office:value-type="string">
            <text:p>ZPOS_P1_83020194</text:p>
          </table:table-cell>
        </table:table-row>
        <table:table-row table:style-name="ro1">
          <table:table-cell office:value-type="string">
            <text:p>ANIME_SPD_P1_0054fc10</text:p>
          </table:table-cell>
          <table:table-cell office:value-type="string">
            <text:p>ANIME_SPD_P1_83020198</text:p>
          </table:table-cell>
        </table:table-row>
        <table:table-row table:style-name="ro1">
          <table:table-cell office:value-type="string">
            <text:p>DIRECT_P1_0054fc14</text:p>
          </table:table-cell>
          <table:table-cell office:value-type="string">
            <text:p>DIRECT_P1_8302019c</text:p>
          </table:table-cell>
        </table:table-row>
        <table:table-row table:style-name="ro1">
          <table:table-cell office:value-type="string">
            <text:p>ATK_DIR_P1_0054fc18</text:p>
          </table:table-cell>
          <table:table-cell office:value-type="string">
            <text:p>ATK_DIR_P1_830201a0</text:p>
          </table:table-cell>
        </table:table-row>
        <table:table-row table:style-name="ro1">
          <table:table-cell office:value-type="string">
            <text:p>BODY_DIR_P1_0054fc1c</text:p>
          </table:table-cell>
          <table:table-cell office:value-type="string">
            <text:p>BODY_DIR_P1_830201a4</text:p>
          </table:table-cell>
        </table:table-row>
        <table:table-row table:style-name="ro1">
          <table:table-cell/>
          <table:table-cell office:value-type="string">
            <text:p>CHAR_DISP_P1_830201a8</text:p>
          </table:table-cell>
        </table:table-row>
        <table:table-row table:style-name="ro1">
          <table:table-cell/>
          <table:table-cell office:value-type="string">
            <text:p>BYTE_830201a9</text:p>
          </table:table-cell>
        </table:table-row>
        <table:table-row table:style-name="ro1">
          <table:table-cell/>
          <table:table-cell office:value-type="string">
            <text:p>BYTE_830201aa</text:p>
          </table:table-cell>
        </table:table-row>
        <table:table-row table:style-name="ro1">
          <table:table-cell/>
          <table:table-cell office:value-type="string">
            <text:p>BYTE_830201ab</text:p>
          </table:table-cell>
        </table:table-row>
        <table:table-row table:style-name="ro1">
          <table:table-cell office:value-type="string">
            <text:p>HIT_POINT_P1_0054fc20</text:p>
          </table:table-cell>
          <table:table-cell office:value-type="string">
            <text:p>HIT_POINT_P1_830201ac*</text:p>
          </table:table-cell>
        </table:table-row>
        <table:table-row table:style-name="ro1">
          <table:table-cell office:value-type="string">
            <text:p>DAMAGE_P1_0054fc22</text:p>
          </table:table-cell>
          <table:table-cell office:value-type="string">
            <text:p>WORD_830201ae</text:p>
          </table:table-cell>
        </table:table-row>
        <table:table-row table:style-name="ro1">
          <table:table-cell office:value-type="string">
            <text:p>LAST_DMG_P1_0054fc24</text:p>
          </table:table-cell>
          <table:table-cell office:value-type="string">
            <text:p>WORD_830201b0</text:p>
          </table:table-cell>
        </table:table-row>
        <table:table-row table:style-name="ro1">
          <table:table-cell office:value-type="string">
            <text:p>DMG_DISP_P1_0054fc26</text:p>
          </table:table-cell>
          <table:table-cell office:value-type="string">
            <text:p>WORD_830201b2</text:p>
          </table:table-cell>
        </table:table-row>
        <table:table-row table:style-name="ro1">
          <table:table-cell/>
          <table:table-cell office:value-type="string">
            <text:p>WORD_830201b4</text:p>
          </table:table-cell>
        </table:table-row>
        <table:table-row table:style-name="ro1">
          <table:table-cell/>
          <table:table-cell office:value-type="string">
            <text:p>WORD_830201b6</text:p>
          </table:table-cell>
        </table:table-row>
        <table:table-row table:style-name="ro1">
          <table:table-cell office:value-type="string">
            <text:p>ANIME_P1_0054fc28</text:p>
          </table:table-cell>
          <table:table-cell office:value-type="string">
            <text:p>ANIME_P1_830201b8</text:p>
          </table:table-cell>
        </table:table-row>
        <table:table-row table:style-name="ro1">
          <table:table-cell office:value-type="string">
            <text:p>ACT_CODE_P1_0054fc2a</text:p>
          </table:table-cell>
          <table:table-cell office:value-type="string">
            <text:p>ACT_CODE_P1_830201ba*</text:p>
          </table:table-cell>
        </table:table-row>
        <table:table-row table:style-name="ro1">
          <table:table-cell office:value-type="string">
            <text:p>ACT_FLAG_P1_0054fc2b</text:p>
          </table:table-cell>
          <table:table-cell office:value-type="string">
            <text:p>ACT_FLAG_P1_830201bc</text:p>
          </table:table-cell>
        </table:table-row>
        <table:table-row table:style-name="ro1">
          <table:table-cell office:value-type="string">
            <text:p>ACT_REQ_P1_0054fc2c</text:p>
          </table:table-cell>
          <table:table-cell office:value-type="string">
            <text:p>ACT_REQ_P1_830201be</text:p>
          </table:table-cell>
        </table:table-row>
        <table:table-row table:style-name="ro1">
          <table:table-cell office:value-type="string">
            <text:p>ACT_STA_P1_0054fc2d</text:p>
          </table:table-cell>
          <table:table-cell office:value-type="string">
            <text:p>ACT_STATE_P1_830201bf*</text:p>
          </table:table-cell>
        </table:table-row>
        <table:table-row table:style-name="ro1">
          <table:table-cell office:value-type="string">
            <text:p>POSE_STA_P1_0054fc2e</text:p>
          </table:table-cell>
          <table:table-cell office:value-type="string">
            <text:p>POSE_STA_P1_830201c0</text:p>
          </table:table-cell>
        </table:table-row>
        <table:table-row table:style-name="ro1">
          <table:table-cell office:value-type="string">
            <text:p>DOWN_STA_P1_0054fc2f</text:p>
          </table:table-cell>
          <table:table-cell office:value-type="string">
            <text:p>DOWN_STA_P1_830201c1</text:p>
          </table:table-cell>
        </table:table-row>
        <table:table-row table:style-name="ro2">
          <table:table-cell office:value-type="string">
            <text:p>UpsideDownHead_P1_0054fc30</text:p>
          </table:table-cell>
          <table:table-cell office:value-type="string">
            <text:p>UpsideDownHead_P1_830201c2</text:p>
          </table:table-cell>
        </table:table-row>
        <table:table-row table:style-name="ro1">
          <table:table-cell office:value-type="string">
            <text:p>DOWN_DIR_P1_0054fc31</text:p>
          </table:table-cell>
          <table:table-cell office:value-type="string">
            <text:p>BYTE_830201c3</text:p>
          </table:table-cell>
        </table:table-row>
        <table:table-row table:style-name="ro1">
          <table:table-cell office:value-type="string">
            <text:p>ATK_POINT_P1_0054fc32</text:p>
          </table:table-cell>
          <table:table-cell office:value-type="string">
            <text:p>BYTE_830201c4</text:p>
          </table:table-cell>
        </table:table-row>
        <table:table-row table:style-name="ro1">
          <table:table-cell office:value-type="string">
            <text:p>ATK_STA_P1_0054fc33</text:p>
          </table:table-cell>
          <table:table-cell office:value-type="string">
            <text:p>BYTE_830201c5</text:p>
          </table:table-cell>
        </table:table-row>
        <table:table-row table:style-name="ro2">
          <table:table-cell office:value-type="string">
            <text:p>ANIM_FLIP_P1_0054fc34</text:p>
          </table:table-cell>
          <table:table-cell office:value-type="string">
            <text:p>LeadingFoot_P1_830201c6</text:p>
          </table:table-cell>
        </table:table-row>
        <table:table-row table:style-name="ro1">
          <table:table-cell office:value-type="string">
            <text:p>ANIM_FLAG_P1_0054fc35</text:p>
          </table:table-cell>
          <table:table-cell office:value-type="string">
            <text:p>BYTE_830201c7</text:p>
          </table:table-cell>
        </table:table-row>
        <table:table-row table:style-name="ro1">
          <table:table-cell office:value-type="string">
            <text:p>ANIM_REQ_P1_0054fc36</text:p>
          </table:table-cell>
          <table:table-cell office:value-type="string">
            <text:p>BYTE_830201c8</text:p>
          </table:table-cell>
        </table:table-row>
        <table:table-row table:style-name="ro1">
          <table:table-cell office:value-type="string">
            <text:p>HIT_ATK_P1_0054fc37</text:p>
          </table:table-cell>
          <table:table-cell office:value-type="string">
            <text:p>BYTE_830201c9</text:p>
          </table:table-cell>
        </table:table-row>
        <table:table-row table:style-name="ro1">
          <table:table-cell office:value-type="string">
            <text:p>HIT_BODY_P1_0054fc38</text:p>
          </table:table-cell>
          <table:table-cell office:value-type="string">
            <text:p>DAT_830201ca_P1</text:p>
          </table:table-cell>
        </table:table-row>
        <table:table-row table:style-name="ro1">
          <table:table-cell office:value-type="string">
            <text:p>HIT_STAGE_P1_0054fc39</text:p>
          </table:table-cell>
          <table:table-cell office:value-type="string">
            <text:p>THROW_FLAG_P1_830201cb</text:p>
          </table:table-cell>
        </table:table-row>
        <table:table-row table:style-name="ro1">
          <table:table-cell office:value-type="string">
            <text:p>GUARD_STA_P1_0054fc3a</text:p>
          </table:table-cell>
          <table:table-cell office:value-type="string">
            <text:p>BYTE_830201cc</text:p>
          </table:table-cell>
        </table:table-row>
        <table:table-row table:style-name="ro1">
          <table:table-cell office:value-type="string">
            <text:p>JUMP_STA_P1_0054fc3b</text:p>
          </table:table-cell>
          <table:table-cell office:value-type="string">
            <text:p>GUARD_STA_P1_830201cd</text:p>
          </table:table-cell>
        </table:table-row>
        <table:table-row table:style-name="ro1">
          <table:table-cell office:value-type="string">
            <text:p>JUMP_HIGH_P1_0054fc3c</text:p>
          </table:table-cell>
          <table:table-cell office:value-type="string">
            <text:p>JUMP_STA_P1_830201ce</text:p>
          </table:table-cell>
        </table:table-row>
        <table:table-row table:style-name="ro1">
          <table:table-cell office:value-type="string">
            <text:p>JUMP_DIR_P1_0054fc3d</text:p>
          </table:table-cell>
          <table:table-cell office:value-type="string">
            <text:p>JUMP_HIGH_P1_830201cf</text:p>
          </table:table-cell>
        </table:table-row>
        <table:table-row table:style-name="ro1">
          <table:table-cell office:value-type="string">
            <text:p>BEAT_STA_P1_0054fc3e</text:p>
          </table:table-cell>
          <table:table-cell office:value-type="string">
            <text:p>BYTE_830201d0</text:p>
          </table:table-cell>
        </table:table-row>
        <table:table-row table:style-name="ro1">
          <table:table-cell office:value-type="string">
            <text:p>SKY_STA_P1_0054fc3f</text:p>
          </table:table-cell>
          <table:table-cell office:value-type="string">
            <text:p>BYTE_830201d1</text:p>
          </table:table-cell>
        </table:table-row>
        <table:table-row table:style-name="ro1">
          <table:table-cell office:value-type="string">
            <text:p>DOWN_HIT_P1_0054fc40</text:p>
          </table:table-cell>
          <table:table-cell office:value-type="string">
            <text:p>BYTE_830201d2</text:p>
          </table:table-cell>
        </table:table-row>
        <table:table-row table:style-name="ro1">
          <table:table-cell office:value-type="string">
            <text:p>ACT_CANCEL_P1_0054fc41</text:p>
          </table:table-cell>
          <table:table-cell office:value-type="string">
            <text:p>BYTE_830201d3</text:p>
          </table:table-cell>
        </table:table-row>
        <table:table-row table:style-name="ro1">
          <table:table-cell office:value-type="string">
            <text:p>GRASP_STA_P1_0054fc42</text:p>
          </table:table-cell>
          <table:table-cell office:value-type="string">
            <text:p>BYTE_830201d4</text:p>
          </table:table-cell>
        </table:table-row>
        <table:table-row table:style-name="ro1">
          <table:table-cell office:value-type="string">
            <text:p>DWNA_STA_P1_0054fc43</text:p>
          </table:table-cell>
          <table:table-cell office:value-type="string">
            <text:p>BYTE_830201d5</text:p>
          </table:table-cell>
        </table:table-row>
        <table:table-row table:style-name="ro1">
          <table:table-cell office:value-type="string">
            <text:p>MOUNT_STA_P1_0054fc44</text:p>
          </table:table-cell>
          <table:table-cell office:value-type="string">
            <text:p>BYTE_830201d6</text:p>
          </table:table-cell>
        </table:table-row>
        <table:table-row table:style-name="ro1">
          <table:table-cell office:value-type="string">
            <text:p>RING_OUT_P1_0054fc45</text:p>
          </table:table-cell>
          <table:table-cell office:value-type="string">
            <text:p>BYTE_830201d7</text:p>
          </table:table-cell>
        </table:table-row>
        <table:table-row table:style-name="ro1">
          <table:table-cell office:value-type="string">
            <text:p>ATK_HEIGHT_P1_0054fc46</text:p>
          </table:table-cell>
          <table:table-cell office:value-type="string">
            <text:p>ATK_HEIGHT_P1_830201d8</text:p>
          </table:table-cell>
        </table:table-row>
        <table:table-row table:style-name="ro1">
          <table:table-cell office:value-type="string">
            <text:p>RING_HIT_P1_0054fc47</text:p>
          </table:table-cell>
          <table:table-cell office:value-type="string">
            <text:p>WORD_830201da</text:p>
          </table:table-cell>
        </table:table-row>
        <table:table-row table:style-name="ro1">
          <table:table-cell office:value-type="string">
            <text:p>PLYR_DISP_P1_0054fc48*</text:p>
          </table:table-cell>
          <table:table-cell office:value-type="string">
            <text:p>BYTE_830201dc</text:p>
          </table:table-cell>
        </table:table-row>
        <table:table-row table:style-name="ro1">
          <table:table-cell office:value-type="string">
            <text:p>DANGERFLG_P1_0054fc49</text:p>
          </table:table-cell>
          <table:table-cell office:value-type="string">
            <text:p>BYTE_830201dd</text:p>
          </table:table-cell>
        </table:table-row>
        <table:table-row table:style-name="ro1">
          <table:table-cell office:value-type="string">
            <text:p>DIR_AJST_P1_0054fc4a</text:p>
          </table:table-cell>
          <table:table-cell office:value-type="string">
            <text:p>BYTE_830201de</text:p>
          </table:table-cell>
        </table:table-row>
        <table:table-row table:style-name="ro1">
          <table:table-cell office:value-type="string">
            <text:p>DAMAGE_NUM_P1_0054fc4b</text:p>
          </table:table-cell>
          <table:table-cell office:value-type="string">
            <text:p>BYTE_830201df</text:p>
          </table:table-cell>
        </table:table-row>
        <table:table-row table:style-name="ro1">
          <table:table-cell office:value-type="string">
            <text:p>SIDE_SPIN_P1_0054fc4c</text:p>
          </table:table-cell>
          <table:table-cell office:value-type="string">
            <text:p>BYTE_830201e0</text:p>
          </table:table-cell>
        </table:table-row>
        <table:table-row table:style-name="ro1">
          <table:table-cell office:value-type="string">
            <text:p>HIT_GRASP_P1_0054fc4d</text:p>
          </table:table-cell>
          <table:table-cell office:value-type="string">
            <text:p>UKEMI_FLAG_P1</text:p>
          </table:table-cell>
        </table:table-row>
        <table:table-row table:style-name="ro1">
          <table:table-cell office:value-type="string">
            <text:p>GRPLSLIP_P1_0054fc4e</text:p>
          </table:table-cell>
          <table:table-cell office:value-type="string">
            <text:p>BYTE_830201e2</text:p>
          </table:table-cell>
        </table:table-row>
        <table:table-row table:style-name="ro1">
          <table:table-cell office:value-type="string">
            <text:p>BEAT_HITST_P1_0054fc4f</text:p>
          </table:table-cell>
          <table:table-cell office:value-type="string">
            <text:p>HIT_GRASP???_P1_830201E3</text:p>
          </table:table-cell>
        </table:table-row>
        <table:table-row table:style-name="ro1">
          <table:table-cell office:value-type="string">
            <text:p>UKEMI_FLG_P1_0054fc50</text:p>
          </table:table-cell>
          <table:table-cell office:value-type="string">
            <text:p>BYTE_830201e4</text:p>
          </table:table-cell>
        </table:table-row>
        <table:table-row table:style-name="ro1">
          <table:table-cell office:value-type="string">
            <text:p>DANGERSET_P1_0054fc51</text:p>
          </table:table-cell>
          <table:table-cell office:value-type="string">
            <text:p>BYTE_830201e5_P1</text:p>
          </table:table-cell>
        </table:table-row>
        <table:table-row table:style-name="ro1">
          <table:table-cell office:value-type="string">
            <text:p>COMBO_FLG_P1_0054fc52</text:p>
          </table:table-cell>
          <table:table-cell office:value-type="string">
            <text:p>BYTE_830201e6</text:p>
          </table:table-cell>
        </table:table-row>
        <table:table-row table:style-name="ro1">
          <table:table-cell office:value-type="string">
            <text:p>COMBO_CNT_P1_0054fc53</text:p>
          </table:table-cell>
          <table:table-cell office:value-type="string">
            <text:p>BYTE_830201e7</text:p>
          </table:table-cell>
        </table:table-row>
        <table:table-row table:style-name="ro1">
          <table:table-cell office:value-type="string">
            <text:p>CMB_START_P1_0054fc54</text:p>
          </table:table-cell>
          <table:table-cell office:value-type="string">
            <text:p>COMBO_FLAG_P1_830201e8</text:p>
          </table:table-cell>
        </table:table-row>
        <table:table-row table:style-name="ro1">
          <table:table-cell office:value-type="string">
            <text:p>CANCELUSE_P1_0054fc55</text:p>
          </table:table-cell>
          <table:table-cell office:value-type="string">
            <text:p>COMBO_COUNTER_P1_830201e9</text:p>
          </table:table-cell>
        </table:table-row>
        <table:table-row table:style-name="ro1">
          <table:table-cell office:value-type="string">
            <text:p>MAN_COM_P2_0054fc58*</text:p>
          </table:table-cell>
          <table:table-cell office:value-type="string">
            <text:p>COMBO_START_P1_830201ea</text:p>
          </table:table-cell>
        </table:table-row>
        <table:table-row table:style-name="ro1">
          <table:table-cell office:value-type="string">
            <text:p>CHAR_NUM_P2_0054fc59*</text:p>
          </table:table-cell>
          <table:table-cell office:value-type="string">
            <text:p>BYTE_830201eb</text:p>
          </table:table-cell>
        </table:table-row>
        <table:table-row table:style-name="ro1">
          <table:table-cell office:value-type="string">
            <text:p>CHAR_COL_P2_0054fc5a</text:p>
          </table:table-cell>
          <table:table-cell office:value-type="string">
            <text:p>BYTE_830201ec</text:p>
          </table:table-cell>
        </table:table-row>
        <table:table-row table:style-name="ro1">
          <table:table-cell/>
          <table:table-cell office:value-type="string">
            <text:p>BYTE_830201ed</text:p>
          </table:table-cell>
        </table:table-row>
        <table:table-row table:style-name="ro1">
          <table:table-cell/>
          <table:table-cell office:value-type="string">
            <text:p>BYTE_830201ee</text:p>
          </table:table-cell>
        </table:table-row>
        <table:table-row table:style-name="ro1">
          <table:table-cell/>
          <table:table-cell office:value-type="string">
            <text:p>BYTE_830201ef</text:p>
          </table:table-cell>
        </table:table-row>
        <table:table-row table:style-name="ro1">
          <table:table-cell/>
          <table:table-cell office:value-type="string">
            <text:p>BYTE_830201f0</text:p>
          </table:table-cell>
        </table:table-row>
        <table:table-row table:style-name="ro1">
          <table:table-cell/>
          <table:table-cell office:value-type="string">
            <text:p>BYTE_830201f1</text:p>
          </table:table-cell>
        </table:table-row>
        <table:table-row table:style-name="ro1">
          <table:table-cell/>
          <table:table-cell office:value-type="string">
            <text:p>BYTE_830201f2</text:p>
          </table:table-cell>
        </table:table-row>
        <table:table-row table:style-name="ro1">
          <table:table-cell/>
          <table:table-cell office:value-type="string">
            <text:p>BYTE_830201f3</text:p>
          </table:table-cell>
        </table:table-row>
        <table:table-row table:style-name="ro1">
          <table:table-cell/>
          <table:table-cell office:value-type="string">
            <text:p>DWORD_830201f4</text:p>
          </table:table-cell>
        </table:table-row>
        <table:table-row table:style-name="ro1">
          <table:table-cell/>
          <table:table-cell office:value-type="string">
            <text:p>DWORD_830201f8</text:p>
          </table:table-cell>
        </table:table-row>
        <table:table-row table:style-name="ro1">
          <table:table-cell/>
          <table:table-cell office:value-type="string">
            <text:p>DWORD_830201fc</text:p>
          </table:table-cell>
        </table:table-row>
        <table:table-row table:style-name="ro1">
          <table:table-cell/>
          <table:table-cell office:value-type="string">
            <text:p>FLOAT_83020200</text:p>
          </table:table-cell>
        </table:table-row>
        <table:table-row table:style-name="ro1">
          <table:table-cell/>
          <table:table-cell office:value-type="string">
            <text:p>FLOAT_83020204</text:p>
          </table:table-cell>
        </table:table-row>
        <table:table-row table:style-name="ro1">
          <table:table-cell/>
          <table:table-cell office:value-type="string">
            <text:p>FLOAT_83020208</text:p>
          </table:table-cell>
        </table:table-row>
        <table:table-row table:style-name="ro1">
          <table:table-cell/>
          <table:table-cell office:value-type="string">
            <text:p>FLOAT_8302020c</text:p>
          </table:table-cell>
        </table:table-row>
        <table:table-row table:style-name="ro1">
          <table:table-cell/>
          <table:table-cell office:value-type="string">
            <text:p>FLOAT_83020210</text:p>
          </table:table-cell>
        </table:table-row>
        <table:table-row table:style-name="ro1">
          <table:table-cell/>
          <table:table-cell office:value-type="string">
            <text:p>FLOAT_83020214</text:p>
          </table:table-cell>
        </table:table-row>
        <table:table-row table:style-name="ro1">
          <table:table-cell/>
          <table:table-cell office:value-type="string">
            <text:p>FLOAT_83020218</text:p>
          </table:table-cell>
        </table:table-row>
        <table:table-row table:style-name="ro1">
          <table:table-cell/>
          <table:table-cell office:value-type="string">
            <text:p>FLOAT_8302021c</text:p>
          </table:table-cell>
        </table:table-row>
        <table:table-row table:style-name="ro1">
          <table:table-cell/>
          <table:table-cell office:value-type="string">
            <text:p>DAT_83020220</text:p>
          </table:table-cell>
        </table:table-row>
        <table:table-row table:style-name="ro1">
          <table:table-cell/>
          <table:table-cell office:value-type="string">
            <text:p>MAN_COM_P2_83020224</text:p>
          </table:table-cell>
        </table:table-row>
        <table:table-row table:style-name="ro1">
          <table:table-cell/>
          <table:table-cell office:value-type="string">
            <text:p>CHAR_NUM_P2_83020225</text:p>
          </table:table-cell>
        </table:table-row>
        <table:table-row table:style-name="ro1">
          <table:table-cell/>
          <table:table-cell office:value-type="string">
            <text:p>CHAR_COL_P2_83020226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9">12/29/2024</text:date>, <text:time>22:3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8T23:15:30.20</meta:creation-date>
    <dc:date>2024-12-29T22:34:04.66</dc:date>
    <meta:editing-duration>PT23H3M24S</meta:editing-duration>
    <meta:editing-cycles>1</meta:editing-cycles>
    <meta:document-statistic meta:table-count="3" meta:cell-count="154" meta:object-count="0"/>
    <meta:generator>OpenOffice/4.1.6$Win32 OpenOffice.org_project/416m1$Build-9790</meta:generator>
  </office:meta>
</office:document-meta>
</file>